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16, 2021 (08:36: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ext:p text:style-name="Text_20_body">int.TryParse</text:p>
      <text:p text:style-name="Text_20_body">double.TryParse</text:p>
      <text:p text:style-name="Text_20_body">Input</text:p>
      <text:p text:style-name="Text_20_body">returns</text:p>
      <text:p text:style-name="Text_20_body">value</text:p>
      <text:p text:style-name="Text_20_body">returns</text:p>
      <text:p text:style-name="Text_20_body">value</text:p>
      <text:p text:style-name="Text_20_body">“9432.0”</text:p>
      <text:p text:style-name="Text_20_body">false</text:p>
      <text:p text:style-name="Text_20_body">0</text:p>
      <text:p text:style-name="Text_20_body">true</text:p>
      <text:p text:style-name="Text_20_body">9432.0</text:p>
      <text:p text:style-name="Text_20_body">“160519”</text:p>
      <text:p text:style-name="Text_20_body">true</text:p>
      <text:p text:style-name="Text_20_body">160519</text:p>
      <text:p text:style-name="Text_20_body">true</text:p>
      <text:p text:style-name="Text_20_body">160519</text:p>
      <text:p text:style-name="Text_20_body">“12,804”</text:p>
      <text:p text:style-name="Text_20_body">“+5102”</text:p>
      <text:p text:style-name="Text_20_body">“2+2”</text:p>
      <text:p text:style-name="Text_20_body">” -322 “</text:p>
      <text:p text:style-name="Text_20_body">“(72);”</text:p>
      <text:p text:style-name="Text_20_body">“000”</text:p>
      <text:p text:style-name="Text_20_body">“78 095”</text:p>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In the following problems, always perform the following steps:</text:p>
      <text:list text:style-name="L2">
        <text:list-item>
          <text:p text:style-name="P2">ask the user for input</text:p>
        </text:list-item>
        <text:list-item>
          <text:p text:style-name="P2">then check that the input is valid according to the specific problem</text:p>
        </text:list-item>
        <text:list-item>
          <text:p text:style-name="P2"><text:span text:style-name="T1">only then</text:span> perform the subsequent action</text:p>
        </text:list-item>
      </text:list>
      <text:p text:style-name="First_20_paragraph">If the provided input is not valid, request new input from user until the user provides valid input.</text:p>
      <text:list text:style-name="L3">
        <text:list-item>
          <text:p text:style-name="P3">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3">Ask the user to enter a positive integer, between 2 and 100 (including these boundary values 2 and 100). Make sure the value user enters is between these bounds. Then compute the sum of numbers starting from 1 up to the number user entered, and finally display that sum. Here are examples:</text:p>
        </text:list-item>
      </text:list>
      <text:list text:style-name="L4">
        <text:list-item>
          <text:p text:style-name="P4">if user enters 5, compute the sum of: 1 + 2 + 3 + 4 + 5, then display 15 at the screen</text:p>
        </text:list-item>
        <text:list-item>
          <text:p text:style-name="P4">if user enters 8, compute: 1 + 2 + 3 + 4 + 5 + 6 + 7 + 8, then display 36 at the screen</text:p>
        </text:list-item>
      </text:list>
      <text:list text:style-name="L5">
        <text:list-item>
          <text:p text:style-name="P5">Do this problem using <text:span text:style-name="DataTypeTok">decimal</text:span> type. Ask the user to enter any numbers (can be positive, negative or zero). Ignore all non-numeric inputs. Choose an appropriate sentinel value to allow user to indicate when they are done. Compute and display the average of all numbers user entered. If user entered no value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Edit the <text:span text:style-name="NormalTok">Program</text:span><text:span text:style-name="OperatorTok">.</text:span><text:span text:style-name="FunctionTok">cs</text:span> file of the project you previously downloaded to add the following validation features:</text:p>
      <text:list text:style-name="L6">
        <text:list-item>
          <text:p text:style-name="P6">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6">Users entering a credit score not between 300 and 850, or that is not an integer, will be asked again, and asked as long as they do not give a valid answer.</text:p>
        </text:list-item>
        <text:list-item>
          <text:p text:style-name="P6">Users entering an amount needed or a down payment that is not a decimal, or is a negative decimal, will be asked again, and asked as long as they do not give a valid answer.</text:p>
        </text:list-item>
        <text:list-item>
          <text:p text:style-name="P6">(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6">(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6:24Z</meta:creation-date>
    <dc:date>2021-06-17T00:36:24Z</dc:date>
    <meta:user-defined meta:name="date" meta:value-type="string">June  16, 2021 (08:36: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